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8"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9"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0"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1"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2"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5"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7"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16pt" fo:font-weight="bold" style:font-name-asian="DejaVuSans" style:font-size-asian="16pt" style:font-weight-asian="bold" style:font-name-complex="DejaVuSans" style:font-size-complex="16pt" style:font-weight-complex="bold"/>
    </style:style>
    <style:style style:name="P41"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2"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3"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 fo:font-size="16pt" fo:font-weight="bold" style:font-name-asian="DejaVuSans-Bold" style:font-size-asian="16pt" style:font-weight-asian="bold" style:font-name-complex="DejaVuSans-Bold" style:font-size-complex="16pt" style:font-weight-complex="bold"/>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2"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5"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7"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59"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0"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5"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8"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9"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1"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justify" style:justify-single-word="false" fo:text-indent="0cm" style:auto-text-indent="false" style:text-autospace="none"/>
    </style:style>
    <style:style style:name="P76"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7"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8"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1"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3"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4"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5"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6"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89" style:family="paragraph" style:parent-style-name="Standard">
      <style:paragraph-properties fo:margin-left="0cm" fo:margin-right="0.723cm" fo:text-align="justify" style:justify-single-word="false" fo:text-indent="0cm" style:auto-text-indent="false" style:text-autospace="none"/>
    </style:style>
    <style:style style:name="P90" style:family="paragraph" style:parent-style-name="Table_20_Contents">
      <style:paragraph-properties fo:margin-left="0.353cm" fo:margin-right="0.353cm" fo:text-align="center" style:justify-single-word="false" fo:text-indent="0cm" style:auto-text-indent="false"/>
    </style:style>
    <style:style style:name="P91"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5" style:family="paragraph" style:parent-style-name="Standard">
      <style:paragraph-properties fo:margin-left="0cm" fo:margin-right="0.326cm" fo:text-align="justify" style:justify-single-word="false" fo:text-indent="0cm" style:auto-text-indent="false" style:text-autospace="none"/>
    </style:style>
    <style:style style:name="P9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7"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8"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9"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0"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4"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6"/>
            <text:p text:style-name="P15">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3"/>
            <text:p text:style-name="P41"/>
            <text:p text:style-name="P41"/>
            <text:p text:style-name="P41"/>
            <text:p text:style-name="P41"/>
            <text:p text:style-name="P41"/>
            <text:p text:style-name="P41"/>
            <text:p text:style-name="P41"/>
            <text:p text:style-name="P41"/>
            <text:p text:style-name="P41"/>
            <text:p text:style-name="P41"/>
            <text:p text:style-name="P41"/>
            <text:p text:style-name="P41">Instalación e inicio de la aventura</text:p>
            <text:p text:style-name="P45"/>
            <text:p text:style-name="P49">Versión Windows</text:p>
            <text:p text:style-name="P49"/>
            <text:p text:style-name="P52"><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29"/>
            <text:p text:style-name="P52"><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29"/>
            <text:p text:style-name="P29"/>
            <text:p text:style-name="P51">Versión multiplataforma</text:p>
            <text:p text:style-name="P29"/>
            <text:p text:style-name="P23">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29"/>
            <text:p text:style-name="P30">http://code.google.com/p/garglk/downloads</text:p>
            <text:p text:style-name="P29"/>
            <text:p text:style-name="P23">Una vez instalado, abre el archivo <text:span text:style-name="T33">alien.blb</text:span> desde <text:span text:style-name="T36">Gargoyle</text:span>.</text:p>
            <text:p text:style-name="P28"/>
            <text:p text:style-name="P18"/>
          </table:table-cell>
          <table:table-cell table:style-name="Tabla4.B1" office:value-type="string">
            <text:p text:style-name="P14"/>
          </table:table-cell>
          <table:table-cell table:style-name="Tabla4.C1" office:value-type="string">
            <text:p text:style-name="P91"/>
            <text:p text:style-name="P92"/>
            <text:p text:style-name="P49"/>
            <text:p text:style-name="P49"/>
            <text:p text:style-name="P49"/>
            <text:p text:style-name="P49">Versión Linux</text:p>
            <text:p text:style-name="P50"/>
            <text:p text:style-name="P66"><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78"/>
            <text:p text:style-name="P22">Para instalarlo correctamente, sigue lo siguientes pasos (el orden es impor-tante):</text:p>
            <text:p text:style-name="P22"/>
            <text:list xml:id="list1094108896" text:style-name="L1">
              <text:list-item>
                <text:p text:style-name="P96"><text:s/>Instala el intérprete <text:span text:style-name="T32">Gargoyle </text:span>des-cargando la versión adecuada para tu distribución y arquitectura en la siguien-te dirección:</text:p>
              </text:list-item>
            </text:list>
            <text:p text:style-name="P28"/>
            <text:p text:style-name="P31">http://code.google.com/p/garglk/downloads</text:p>
            <text:p text:style-name="P28"/>
            <text:p text:style-name="P28"><text:span text:style-name="T37">o bien, usa el sistema de gestión de paquetes de tu distribución:</text:span> </text:p>
            <text:p text:style-name="P22"/>
            <text:p text:style-name="P31">sudo apt-get install gargoyle-free</text:p>
            <text:p text:style-name="P28"/>
            <text:list xml:id="list1912231732" text:continue-numbering="true" text:style-name="L1">
              <text:list-item>
                <text:p text:style-name="P96"><text:s/>Instala la aventura pulsando en el siguiente enlace:</text:p>
                <text:p text:style-name="P97"/>
              </text:list-item>
            </text:list>
            <text:p text:style-name="P32">alphaaventuras-alien_0811241_all.deb</text:p>
            <text:p text:style-name="P68"/>
            <text:p text:style-name="P26">o bien, descarga el archivo en tu carpeta personal y ejecuta la siguiente orden desde una terminal:</text:p>
            <text:p text:style-name="P38"/>
            <text:p text:style-name="P33">sudo dpkg -i alphaaventuras-alien*</text:p>
            <text:p text:style-name="P33"/>
            <text:list xml:id="list1618204966" text:continue-numbering="true" text:style-name="L1">
              <text:list-item>
                <text:p text:style-name="P98"><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1"/>
            <text:list xml:id="list763189924" text:continue-numbering="true" text:style-name="L1">
              <text:list-header>
                <text:p text:style-name="P99"/>
                <text:p text:style-name="P100"/>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2"/>
            <text:p text:style-name="P42"/>
            <text:p text:style-name="P42">Acciones y órdenes</text:p>
            <text:p text:style-name="P34"/>
            <text:p text:style-name="P53"><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4"/>
            <text:p text:style-name="P55"><text:span text:style-name="T21">&gt; </text:span><text:span text:style-name="T20">COGE LA CAJA DE HERRAMIENTAS</text:span></text:p>
            <text:p text:style-name="P55"><text:span text:style-name="T21">&gt; </text:span><text:span text:style-name="T20">ABRE EL ARMARIO</text:span></text:p>
            <text:p text:style-name="P55"><text:span text:style-name="T21">&gt; </text:span><text:span text:style-name="T20">COGE EL TRAJE ROJO Y PONTELO</text:span></text:p>
            <text:p text:style-name="P55"><text:span text:style-name="T21">&gt; </text:span><text:span text:style-name="T20">SACA TODO DE DENTRO DEL ARMARIO</text:span></text:p>
            <text:p text:style-name="P79"/>
            <text:p text:style-name="P60"><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7"/>
            <text:p text:style-name="P17"/>
            <text:p text:style-name="P89"/>
          </table:table-cell>
          <table:table-cell table:style-name="Tabla5.B1" office:value-type="string">
            <text:p text:style-name="P13"/>
          </table:table-cell>
          <table:table-cell table:style-name="Tabla5.C1" office:value-type="string">
            <text:p text:style-name="P90"/>
            <text:p text:style-name="P90"/>
            <text:p text:style-name="P24"/>
            <text:p text:style-name="P24"/>
            <text:p text:style-name="P24"/>
            <text:p text:style-name="P24">Las siguientes son algunas de las ac-ciones que se utilizan de manera más frecuente en una aventura conversa-cional:</text:p>
            <text:p text:style-name="P70"/>
            <text:p text:style-name="P63"><text:span text:style-name="T23">COGE </text:span><text:span text:style-name="T24">tal</text:span><text:span text:style-name="T17"> </text:span></text:p>
            <text:p text:style-name="P85"><text:span text:style-name="T4">Coger el objeto </text:span><text:span text:style-name="T7">tal</text:span><text:span text:style-name="T4">.</text:span></text:p>
            <text:p text:style-name="P24"/>
            <text:p text:style-name="P56"><text:span text:style-name="T19">DEJA </text:span><text:span text:style-name="T27">tal</text:span></text:p>
            <text:p text:style-name="P85"><text:span text:style-name="T4">Dejar el objeto </text:span><text:span text:style-name="T7">tal</text:span><text:span text:style-name="T4">.</text:span></text:p>
            <text:p text:style-name="P24"/>
            <text:p text:style-name="P56"><text:span text:style-name="T19">ABRE </text:span><text:span text:style-name="T27">tal</text:span></text:p>
            <text:p text:style-name="P85"><text:span text:style-name="T4">Abrir </text:span><text:span text:style-name="T7">tal</text:span><text:span text:style-name="T6"> </text:span><text:span text:style-name="T4">(normalmente una puerta o algún recipiente cerrado).</text:span></text:p>
            <text:p text:style-name="P24"/>
            <text:p text:style-name="P56"><text:span text:style-name="T19">CIERRA </text:span><text:span text:style-name="T27">tal</text:span></text:p>
            <text:p text:style-name="P85"><text:span text:style-name="T4">Cerrar </text:span><text:span text:style-name="T7">tal</text:span><text:span text:style-name="T6"> </text:span><text:span text:style-name="T4">(normalmente una puerta o algún recipiente abierto).</text:span></text:p>
            <text:p text:style-name="P24"/>
            <text:p text:style-name="P56"><text:span text:style-name="T19">METE </text:span><text:span text:style-name="T27">tal</text:span><text:span text:style-name="T26"> </text:span><text:span text:style-name="T19">EN </text:span><text:span text:style-name="T27">cual</text:span></text:p>
            <text:p text:style-name="P85"><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4"/>
            <text:p text:style-name="P56"><text:span text:style-name="T19">SACA </text:span><text:span text:style-name="T27">tal</text:span><text:span text:style-name="T26"> </text:span><text:span text:style-name="T19">DE </text:span><text:span text:style-name="T27">cual</text:span></text:p>
            <text:p text:style-name="P85"><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4"/>
            <text:p text:style-name="P56"><text:span text:style-name="T19">PONTE </text:span><text:span text:style-name="T27">tal</text:span></text:p>
            <text:p text:style-name="P85"><text:span text:style-name="T4">Ponerse el objeto </text:span><text:span text:style-name="T7">tal</text:span><text:span text:style-name="T6"> </text:span><text:span text:style-name="T4">(normalmente una prenda de ropa).</text:span></text:p>
            <text:p text:style-name="P24"/>
            <text:p text:style-name="P56"><text:span text:style-name="T19">QUITATE </text:span><text:span text:style-name="T27">tal</text:span></text:p>
            <text:p text:style-name="P85"><text:span text:style-name="T4">Quitarse el objeto </text:span><text:span text:style-name="T7">tal</text:span><text:span text:style-name="T6"> </text:span><text:span text:style-name="T4">(normalmente una prenda de ropa).</text:span></text:p>
            <text:p text:style-name="P24"/>
            <text:p text:style-name="P72">ENTRA</text:p>
            <text:p text:style-name="P87">Entrar dentro de algún sitio, posi-blemente a través de una puerta.</text:p>
            <text:p text:style-name="P24"/>
            <text:p text:style-name="P72">SAL</text:p>
            <text:p text:style-name="P87">Salir de dentro de algún sitio, posi-blemente a través de una puerta.</text:p>
            <text:p text:style-name="P24"/>
            <text:p text:style-name="P56"><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5"><text:span text:style-name="T4">Describir el objeto </text:span><text:span text:style-name="T7">tal</text:span><text:span text:style-name="T6"> </text:span><text:span text:style-name="T4">con detalle.</text:span></text:p>
            <text:p text:style-name="P24"/>
            <text:p text:style-name="P64"><text:span text:style-name="T19">INVENTARIO </text:span><text:span text:style-name="T11">(o </text:span><text:span text:style-name="T19">I</text:span><text:span text:style-name="T11">)</text:span></text:p>
            <text:p text:style-name="P88">Mostrar un listado con los objetos que posees actualmente.</text:p>
            <text:p text:style-name="P87"/>
            <text:p text:style-name="P95"/>
            <text:p text:style-name="P95"/>
            <text:p text:style-name="P95"/>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3"/>
            <text:p text:style-name="P46"/>
            <text:p text:style-name="P47">El mundo</text:p>
            <text:p text:style-name="P36"/>
            <text:p text:style-name="P61"><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4"/>
            <text:p text:style-name="P24">Para moverte de una localidad a otra, simplemente teclea la salida corres-pondiente.</text:p>
            <text:p text:style-name="P39"/>
            <text:p text:style-name="P62"><text:span text:style-name="T6">Por ejemplo</text:span><text:span text:style-name="T1">:</text:span></text:p>
            <text:p text:style-name="P24"/>
            <text:p text:style-name="P61"><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4"/>
            <text:p text:style-name="P61"><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4"/>
            <text:p text:style-name="P24"/>
            <text:p text:style-name="P43">Personajes</text:p>
            <text:p text:style-name="P37"/>
            <text:p text:style-name="P24">A veces, será necesario enviar órdenes a algún personaje (por ejemplo, al Mayor Jason). En tal caso, deberás indicar el nombre del personaje seguido de una coma, y a continuación la orden que deseas enviarle:</text:p>
            <text:p text:style-name="P67"/>
            <text:p text:style-name="P58"><text:span text:style-name="T14">&gt; </text:span><text:span text:style-name="T20">JASON, COGE TU TRAJE</text:span></text:p>
            <text:p text:style-name="P59"><text:span text:style-name="T14">&gt; </text:span><text:span text:style-name="T20">JASON, SIGUEME</text:span></text:p>
            <text:p text:style-name="P70"/>
            <text:p text:style-name="P24">Para hablar con un personaje, o bien preguntarle algo, se usa la misma sintaxis:</text:p>
            <text:p text:style-name="P24"/>
            <text:p text:style-name="P59"><text:span text:style-name="T14">&gt; </text:span><text:span text:style-name="T20">JASON, HABLAME DE TI</text:span></text:p>
            <text:p text:style-name="P59"><text:span text:style-name="T14">&gt; </text:span><text:span text:style-name="T20">JASON, QUE OPINAS SOBRE</text:span></text:p>
            <text:p text:style-name="P74"><text:s text:c="2"/>EL PLANETA</text:p>
            <text:p text:style-name="P71"/>
            <text:p text:style-name="P27">Saber trabajar conjuntamente con los personajes es crucial para alcanzar el éxito en esta aventura.</text:p>
            <text:p text:style-name="P17"/>
            <text:p text:style-name="P17"/>
            <text:p text:style-name="P89"/>
          </table:table-cell>
          <table:table-cell table:style-name="Tabla2.B1" office:value-type="string">
            <text:p text:style-name="P13"/>
          </table:table-cell>
          <table:table-cell table:style-name="Tabla2.C1" office:value-type="string">
            <text:p text:style-name="P90"/>
            <text:p text:style-name="P90"/>
            <text:p text:style-name="P40"/>
            <text:p text:style-name="P48">Otras órdenes de interés</text:p>
            <text:p text:style-name="P44"/>
            <text:p text:style-name="P65"><text:span text:style-name="T20">SONIDO SI</text:span><text:span text:style-name="T12">/</text:span><text:span text:style-name="T20">NO</text:span></text:p>
            <text:p text:style-name="P87">Activar o desactivar todos los efectos sonoros.</text:p>
            <text:p text:style-name="P25"/>
            <text:p text:style-name="P65"><text:span text:style-name="T20">SONIDO FONDO SI</text:span><text:span text:style-name="T12">/</text:span><text:span text:style-name="T20">NO</text:span></text:p>
            <text:p text:style-name="P87">Activar o desactivar el sonido de fondo.</text:p>
            <text:p text:style-name="P25"/>
            <text:p text:style-name="P65"><text:span text:style-name="T20">SONIDO DETECTOR SI</text:span><text:span text:style-name="T12">/</text:span><text:span text:style-name="T20">NO</text:span></text:p>
            <text:p text:style-name="P87">Activar o desactivar el sonido del detector de movimiento.</text:p>
            <text:p text:style-name="P25"/>
            <text:p text:style-name="P65"><text:span text:style-name="T20">GRAFICOS SI</text:span><text:span text:style-name="T12">/</text:span><text:span text:style-name="T20">NO</text:span></text:p>
            <text:p text:style-name="P87">Activar o desactivar la visualización de gráficos.</text:p>
            <text:p text:style-name="P25"/>
            <text:p text:style-name="P65"><text:span text:style-name="T20">GRAFICOS PEQUEÑOS</text:span><text:span text:style-name="T12">/</text:span></text:p>
            <text:p text:style-name="P65"><text:span text:style-name="T12"><text:s text:c="9"/></text:span><text:span text:style-name="T20">MEDIANOS</text:span><text:span text:style-name="T12">/</text:span><text:span text:style-name="T20">GRANDES</text:span></text:p>
            <text:p text:style-name="P87">Cambia el tamaño de la ventana de gráficos (por omisión se mostrarán en tamaño GRANDE).</text:p>
            <text:p text:style-name="P25"/>
            <text:p text:style-name="P65"><text:span text:style-name="T20">SALIDAS </text:span><text:span text:style-name="T12">(o</text:span><text:span text:style-name="T20"> X</text:span><text:span text:style-name="T12">)</text:span></text:p>
            <text:p text:style-name="P87">Mostrar las salidas visibles en la localidad actual.</text:p>
            <text:p text:style-name="P25"/>
            <text:p text:style-name="P65"><text:span text:style-name="T20">SALIDAS SI</text:span><text:span text:style-name="T12">/</text:span><text:span text:style-name="T20">NO</text:span></text:p>
            <text:p text:style-name="P87">Mostrar u ocultar automáticamente las salidas visibles en cada localidad.</text:p>
            <text:p text:style-name="P25"/>
            <text:p text:style-name="P57"><text:span text:style-name="T20">SAVE </text:span><text:span text:style-name="T12">(o </text:span><text:span text:style-name="T20">GUARDAR</text:span><text:span text:style-name="T12">)</text:span></text:p>
            <text:p text:style-name="P87">Almacenar la situación actual en un archivo externo, para poder volver a él en cualquier momento.</text:p>
            <text:p text:style-name="P25"/>
            <text:p text:style-name="P65"><text:span text:style-name="T20">LOAD </text:span><text:span text:style-name="T12">(o </text:span><text:span text:style-name="T20">RECUPERAR</text:span><text:span text:style-name="T12">)</text:span></text:p>
            <text:p text:style-name="P86"><text:span text:style-name="T4">Recuperar una situación previa-mente guardada con </text:span><text:span text:style-name="T10">SAVE </text:span><text:span text:style-name="T4">o </text:span><text:span text:style-name="T10">GUARDAR</text:span><text:span text:style-name="T4">.</text:span></text:p>
            <text:p text:style-name="P25"/>
            <text:p text:style-name="P73">AYUDA</text:p>
            <text:p text:style-name="P87">Por si alguna vez te encuentras atascado.</text:p>
            <text:p text:style-name="P25"/>
            <text:p text:style-name="P73">REINICIAR</text:p>
            <text:p text:style-name="P87">Volver a empezar desde el principio.</text:p>
            <text:p text:style-name="P25"/>
            <text:p text:style-name="P65"><text:span text:style-name="T20">ACABAR </text:span><text:span text:style-name="T12">(o </text:span><text:span text:style-name="T20">FIN</text:span><text:span text:style-name="T12">)</text:span></text:p>
            <text:p text:style-name="P87">Salir de la aventura (cuidado: no guarda la situación actual).</text:p>
            <text:p text:style-name="P95"/>
          </table:table-cell>
        </table:table-row>
      </table:table>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43">Consejos y ayudas</text:p>
            <text:p text:style-name="P6"/>
            <text:list xml:id="list1252515021" text:style-name="L2">
              <text:list-item>
                <text:p text:style-name="P101">Examina todo lo que encuentres. Varias veces si hace falta.</text:p>
              </text:list-item>
              <text:list-item>
                <text:p text:style-name="P102">Recoge todos los objetos que puedas; podrían serte de utilidad.</text:p>
              </text:list-item>
              <text:list-item>
                <text:p text:style-name="P102">Habla con los demás personajes. A veces te darán pistas útiles.</text:p>
              </text:list-item>
            </text:list>
            <text:list xml:id="list1150991510" text:style-name="L3">
              <text:list-item>
                <text:p text:style-name="P103"><text:span text:style-name="T47">E</text:span><text:span text:style-name="T44">l azar es parte de esta aventura. Tenlo en cuenta </text:span><text:span text:style-name="T45">a la hora de llevar a cabo determinadas acciones.</text:span></text:p>
              </text:list-item>
              <text:list-item>
                <text:p text:style-name="P104"><text:span text:style-name="T46">Graba frecuentemente tu situación con la orden </text:span><text:span text:style-name="T25">GUARDAR</text:span><text:span text:style-name="T46">. Nunca se sabe lo que puedes encontrarte tras esa esquina...</text:span></text:p>
              </text:list-item>
              <text:list-item>
                <text:p text:style-name="P104"><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0"/>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3">Créditos y licencia</text:p>
            <text:p text:style-name="P76"/>
            <text:p text:style-name="P77"><text:span text:style-name="T15">• </text:span><text:span text:style-name="T16">PROGRAMACIÓN Y DISEÑO:</text:span></text:p>
            <text:p text:style-name="P35"><text:span text:style-name="T48">- </text:span><text:span text:style-name="T31">Ricardo Pérez López</text:span></text:p>
            <text:p text:style-name="P69"/>
            <text:p text:style-name="P54"><text:span text:style-name="T15">• </text:span><text:span text:style-name="T16">GRÁFICOS E IDEA ORIGINAL:</text:span></text:p>
            <text:p text:style-name="P35"><text:span text:style-name="T48">- </text:span><text:span text:style-name="T31">Manuel Millán Ruiz</text:span></text:p>
            <text:p text:style-name="P69"/>
            <text:p text:style-name="P54"><text:span text:style-name="T15">• </text:span><text:span text:style-name="T16">TEXTO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I. Monge García</text:span></text:p>
            <text:p text:style-name="P24"/>
            <text:p text:style-name="P75"/>
          </table:table-cell>
          <table:table-cell table:style-name="Tabla7.B1" office:value-type="string">
            <text:p text:style-name="P13"/>
          </table:table-cell>
          <table:table-cell table:style-name="Tabla7.C1" office:value-type="string">
            <text:p text:style-name="P25"/>
            <text:p text:style-name="P94"/>
            <text:p text:style-name="P54"><text:span text:style-name="T15">• </text:span><text:span text:style-name="T16">MAPEADO Y MANUALES:</text:span></text:p>
            <text:p text:style-name="P35"><text:span text:style-name="T48">- </text:span><text:span text:style-name="T31">Francisco J. Roldán Domínguez</text:span></text:p>
            <text:p text:style-name="P35"><text:span text:style-name="T48">- </text:span><text:span text:style-name="T31">Ricardo Pérez López</text:span></text:p>
            <text:p text:style-name="P35"><text:span text:style-name="T48">- </text:span><text:span text:style-name="T31">Antonio Matiola Ortiz</text:span></text:p>
            <text:p text:style-name="P69"/>
            <text:p text:style-name="P54"><text:span text:style-name="T15">• </text:span><text:span text:style-name="T16">PRUEBAS:</text:span></text:p>
            <text:p text:style-name="P35"><text:span text:style-name="T48">- </text:span><text:span text:style-name="T31">Ricardo Pérez López</text:span></text:p>
            <text:p text:style-name="P35"><text:span text:style-name="T48">- </text:span><text:span text:style-name="T31">Francisco J. Roldán Domínguez</text:span></text:p>
            <text:p text:style-name="P35"><text:span text:style-name="T48">- </text:span><text:span text:style-name="T31">Manuel Millán Ruiz</text:span></text:p>
            <text:p text:style-name="P35"><text:span text:style-name="T48">- </text:span><text:span text:style-name="T31">Francisco Picazo Millán</text:span></text:p>
            <text:p text:style-name="P35"><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1"/>
            <text:p text:style-name="P80"><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81">directa o indirectamente, en el desarrollo de esta aventura.</text:p>
            <text:p text:style-name="P81"/>
            <text:p text:style-name="P81">Ni Alpha Aventuras ni ninguno de sus miembros se hace responsable de</text:p>
            <text:p text:style-name="P81">los posibles daños ocasionados por el uso de este programa.</text:p>
            <text:p text:style-name="P81"/>
            <text:p text:style-name="P81">Se permite la libre distribución de esta obra en conjunto</text:p>
            <text:p text:style-name="P81">o de cualquiera de sus componentes por separado.</text:p>
            <text:p text:style-name="P81"/>
            <text:p text:style-name="P80"><text:span text:style-name="T3">Este software ha sido publicado bajo la licencia </text:span><text:a xlink:type="simple" xlink:href="http://www.gnu.org/licenses/gpl-3.0.html"><text:span text:style-name="T29">GNU GPL v3</text:span></text:a><text:span text:style-name="T3">.</text:span></text:p>
            <text:p text:style-name="P82">La documentación que le acompaña ha sido publicada bajo la licencia</text:p>
            <text:p text:style-name="P80"><text:a xlink:type="simple" xlink:href="http://creativecommons.org/licenses/by-nc-sa/2.5/es/"><text:span text:style-name="T29">Creative Commons Reconocimiento-No comercial-Compartir bajo la misma licencia 2.5 España</text:span></text:a><text:span text:style-name="T3">.</text:span></text:p>
            <text:p text:style-name="P82"/>
            <text:p text:style-name="P83"><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4">© <text:span text:style-name="T43">2008-2012</text:span> <text:span text:style-name="T37">Alpha Aventuras</text:span></text:p>
            <text:p text:style-name="P1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7T17:50:28</dc:date>
    <dc:creator>Ricardo López</dc:creator>
    <meta:editing-duration>PT06H30M26S</meta:editing-duration>
    <meta:editing-cycles>68</meta:editing-cycles>
    <meta:generator>OpenOffice.org/3.2$Linux OpenOffice.org_project/320m12$Build-9483</meta:generator>
    <meta:document-statistic meta:table-count="7" meta:image-count="8" meta:object-count="0" meta:page-count="6" meta:paragraph-count="139" meta:word-count="1351" meta:character-count="8263"/>
  </office:meta>
</office:document-meta>
</file>